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fr" fo:country="FR" officeooo:rsid="0019600b" officeooo:paragraph-rsid="0015fb11"/>
    </style:style>
    <style:style style:name="P2" style:family="paragraph" style:parent-style-name="Standard">
      <style:text-properties fo:language="fr" fo:country="FR" officeooo:rsid="001a3825" officeooo:paragraph-rsid="0015fb11"/>
    </style:style>
    <style:style style:name="P3" style:family="paragraph" style:parent-style-name="Standard">
      <style:text-properties fo:font-size="14pt" fo:language="fr" fo:country="FR" style:font-size-asian="14pt" style:font-size-complex="14pt"/>
    </style:style>
    <style:style style:name="P4" style:family="paragraph" style:parent-style-name="Standard">
      <style:text-properties fo:font-size="14pt" fo:language="fr" fo:country="FR" officeooo:rsid="0012a074" officeooo:paragraph-rsid="0012a074" style:font-size-asian="14pt" style:font-size-complex="14pt"/>
    </style:style>
    <style:style style:name="P5" style:family="paragraph" style:parent-style-name="Standard">
      <style:text-properties fo:font-size="14pt" fo:language="fr" fo:country="FR" officeooo:rsid="0013da63" officeooo:paragraph-rsid="0012a074" style:font-size-asian="14pt" style:font-size-complex="14pt"/>
    </style:style>
    <style:style style:name="P6" style:family="paragraph" style:parent-style-name="Standard">
      <style:text-properties fo:font-size="14pt" fo:language="fr" fo:country="FR" officeooo:rsid="0019600b" officeooo:paragraph-rsid="0012a074" style:font-size-asian="14pt" style:font-size-complex="14pt"/>
    </style:style>
    <style:style style:name="P7" style:family="paragraph" style:parent-style-name="Standard">
      <style:text-properties fo:font-size="14pt" fo:language="fr" fo:country="FR" officeooo:rsid="0019600b" officeooo:paragraph-rsid="0019600b" style:font-size-asian="14pt" style:font-size-complex="14pt"/>
    </style:style>
    <style:style style:name="P8" style:family="paragraph" style:parent-style-name="Standard">
      <style:text-properties fo:font-size="14pt" fo:language="fr" fo:country="FR" officeooo:rsid="001a3825" officeooo:paragraph-rsid="0015fb11" style:font-size-asian="14pt" style:font-size-complex="14pt"/>
    </style:style>
    <style:style style:name="P9" style:family="paragraph" style:parent-style-name="Standard">
      <style:text-properties fo:font-size="14pt" fo:language="fr" fo:country="FR" officeooo:rsid="001a3825" officeooo:paragraph-rsid="001a3825" style:font-size-asian="14pt" style:font-size-complex="14pt"/>
    </style:style>
    <style:style style:name="P10" style:family="paragraph" style:parent-style-name="Standard">
      <style:text-properties fo:font-size="14pt" fo:language="fr" fo:country="FR" officeooo:rsid="001d8abd" officeooo:paragraph-rsid="001a3825" style:font-size-asian="14pt" style:font-size-complex="14pt"/>
    </style:style>
    <style:style style:name="P11" style:family="paragraph" style:parent-style-name="Standard">
      <style:text-properties fo:font-size="14pt" fo:language="fr" fo:country="FR" officeooo:rsid="001d8abd" officeooo:paragraph-rsid="001d8abd" style:font-size-asian="14pt" style:font-size-complex="14pt"/>
    </style:style>
    <style:style style:name="P12" style:family="paragraph" style:parent-style-name="Standard">
      <style:text-properties fo:font-size="14pt" fo:language="fr" fo:country="FR" officeooo:rsid="001f11e0" officeooo:paragraph-rsid="001f11e0" style:font-size-asian="14pt" style:font-size-complex="14pt"/>
    </style:style>
    <style:style style:name="P13" style:family="paragraph" style:parent-style-name="Standard">
      <style:text-properties fo:font-size="14pt" fo:language="fr" fo:country="FR" officeooo:rsid="0024551c" officeooo:paragraph-rsid="0015fb11" style:font-size-asian="14pt" style:font-size-complex="14pt"/>
    </style:style>
    <style:style style:name="P14" style:family="paragraph" style:parent-style-name="Standard">
      <style:text-properties fo:font-size="14pt" fo:language="fr" fo:country="FR" officeooo:rsid="0024551c" officeooo:paragraph-rsid="0024551c" style:font-size-asian="14pt" style:font-size-complex="14pt"/>
    </style:style>
    <style:style style:name="P15" style:family="paragraph" style:parent-style-name="Standard">
      <style:text-properties fo:font-size="14pt" fo:language="fr" fo:country="FR" officeooo:rsid="0024551c" officeooo:paragraph-rsid="002d4f05" style:font-size-asian="14pt" style:font-size-complex="14pt"/>
    </style:style>
    <style:style style:name="P16" style:family="paragraph" style:parent-style-name="Standard">
      <style:text-properties fo:font-size="14pt" fo:language="fr" fo:country="FR" officeooo:rsid="002627da" officeooo:paragraph-rsid="002627da" style:font-size-asian="14pt" style:font-size-complex="14pt"/>
    </style:style>
    <style:style style:name="P17" style:family="paragraph" style:parent-style-name="Standard">
      <style:text-properties fo:font-size="14pt" fo:language="fr" fo:country="FR" officeooo:rsid="00264cad" officeooo:paragraph-rsid="00264cad" style:font-size-asian="14pt" style:font-size-complex="14pt"/>
    </style:style>
    <style:style style:name="P18" style:family="paragraph" style:parent-style-name="Standard">
      <style:text-properties fo:font-size="14pt" fo:language="fr" fo:country="FR" officeooo:rsid="0027ddf9" officeooo:paragraph-rsid="0027ddf9" style:font-size-asian="14pt" style:font-size-complex="14pt"/>
    </style:style>
    <style:style style:name="P19" style:family="paragraph" style:parent-style-name="Standard">
      <style:text-properties fo:font-size="14pt" fo:language="fr" fo:country="FR" officeooo:rsid="00282d6d" officeooo:paragraph-rsid="0015fb11" style:font-size-asian="14pt" style:font-size-complex="14pt"/>
    </style:style>
    <style:style style:name="P20" style:family="paragraph" style:parent-style-name="Standard">
      <style:text-properties fo:font-size="14pt" fo:language="fr" fo:country="FR" officeooo:rsid="00200d1d" officeooo:paragraph-rsid="0015fb11" style:font-size-asian="14pt" style:font-size-complex="14pt"/>
    </style:style>
    <style:style style:name="P21" style:family="paragraph" style:parent-style-name="Standard">
      <style:text-properties fo:font-size="14pt" fo:language="fr" fo:country="FR" officeooo:rsid="002a869c" officeooo:paragraph-rsid="002a869c" style:font-size-asian="14pt" style:font-size-complex="14pt"/>
    </style:style>
    <style:style style:name="P22" style:family="paragraph" style:parent-style-name="Standard">
      <style:text-properties fo:font-size="14pt" fo:language="fr" fo:country="FR" officeooo:rsid="002e9d4e" officeooo:paragraph-rsid="002e9d4e" style:font-size-asian="14pt" style:font-size-complex="14pt"/>
    </style:style>
    <style:style style:name="P23" style:family="paragraph" style:parent-style-name="Standard">
      <style:text-properties fo:font-size="14pt" fo:language="fr" fo:country="FR" officeooo:rsid="001fa56d" officeooo:paragraph-rsid="0019600b" style:font-size-asian="14pt" style:font-size-complex="14pt"/>
    </style:style>
    <style:style style:name="P24" style:family="paragraph" style:parent-style-name="Standard">
      <style:text-properties fo:font-size="14pt" fo:language="fr" fo:country="FR" officeooo:rsid="00305b50" officeooo:paragraph-rsid="0019600b" style:font-size-asian="14pt" style:font-size-complex="14pt"/>
    </style:style>
    <style:style style:name="P25" style:family="paragraph" style:parent-style-name="Standard">
      <style:text-properties fo:font-size="14pt" fo:language="fr" fo:country="FR" officeooo:rsid="00305b50" officeooo:paragraph-rsid="00305b50" style:font-size-asian="14pt" style:font-size-complex="14pt"/>
    </style:style>
    <style:style style:name="P26" style:family="paragraph" style:parent-style-name="Standard">
      <style:text-properties fo:color="#c9211e" loext:opacity="100%" fo:font-size="14pt" fo:language="fr" fo:country="FR" officeooo:rsid="002e9d4e" officeooo:paragraph-rsid="002e9d4e" style:font-size-asian="14pt" style:font-size-complex="14pt"/>
    </style:style>
    <style:style style:name="P27" style:family="paragraph" style:parent-style-name="Text_20_body">
      <style:text-properties officeooo:rsid="0041f93f" officeooo:paragraph-rsid="0041f93f"/>
    </style:style>
    <style:style style:name="P28" style:family="paragraph" style:parent-style-name="Text_20_body">
      <style:text-properties officeooo:rsid="0039206a" officeooo:paragraph-rsid="0039206a"/>
    </style:style>
    <style:style style:name="P29" style:family="paragraph" style:parent-style-name="Heading_20_1" style:list-style-name="">
      <style:text-properties fo:language="fr" fo:country="FR" officeooo:rsid="00325c21" officeooo:paragraph-rsid="00325c21"/>
    </style:style>
    <style:style style:name="P30" style:family="paragraph" style:parent-style-name="Heading_20_1" style:list-style-name="">
      <style:paragraph-properties fo:break-before="page"/>
      <style:text-properties fo:language="fr" fo:country="FR" officeooo:rsid="004b52f8" officeooo:paragraph-rsid="004b52f8"/>
    </style:style>
    <style:style style:name="P31" style:family="paragraph" style:parent-style-name="Heading_20_1">
      <style:paragraph-properties fo:break-before="page"/>
      <style:text-properties fo:language="fr" fo:country="FR" officeooo:rsid="0015fb11"/>
    </style:style>
    <style:style style:name="P32" style:family="paragraph" style:parent-style-name="Heading_20_1">
      <style:paragraph-properties fo:break-before="page"/>
      <style:text-properties fo:language="fr" fo:country="FR"/>
    </style:style>
    <style:style style:name="P33" style:family="paragraph" style:parent-style-name="Standard">
      <style:text-properties fo:font-size="14pt" fo:language="fr" fo:country="FR" officeooo:rsid="0012a074" style:font-size-asian="14pt" style:font-size-complex="14pt"/>
    </style:style>
    <style:style style:name="P34" style:family="paragraph" style:parent-style-name="Text_20_body" style:list-style-name="">
      <style:text-properties fo:language="fr" fo:country="FR" officeooo:rsid="00488f94" officeooo:paragraph-rsid="00325c21"/>
    </style:style>
    <style:style style:name="P35" style:family="paragraph" style:parent-style-name="Text_20_body" style:list-style-name="">
      <style:text-properties fo:language="fr" fo:country="FR" officeooo:rsid="00488f94" officeooo:paragraph-rsid="00488f94"/>
    </style:style>
    <style:style style:name="P36" style:family="paragraph" style:parent-style-name="Text_20_body" style:list-style-name="">
      <style:text-properties fo:language="fr" fo:country="FR" officeooo:rsid="0046e3c0" officeooo:paragraph-rsid="0046e3c0"/>
    </style:style>
    <style:style style:name="P37" style:family="paragraph" style:parent-style-name="Text_20_body" style:list-style-name="">
      <style:text-properties fo:language="fr" fo:country="FR" officeooo:rsid="003bfee9" officeooo:paragraph-rsid="00325c21"/>
    </style:style>
    <style:style style:name="P38" style:family="paragraph" style:parent-style-name="Text_20_body" style:list-style-name="">
      <style:text-properties fo:language="fr" fo:country="FR" officeooo:rsid="003bfee9" officeooo:paragraph-rsid="003bfee9"/>
    </style:style>
    <style:style style:name="P39" style:family="paragraph" style:parent-style-name="Text_20_body" style:list-style-name="">
      <style:text-properties fo:language="fr" fo:country="FR" officeooo:rsid="0043d020" officeooo:paragraph-rsid="0043d020"/>
    </style:style>
    <style:style style:name="P40" style:family="paragraph" style:parent-style-name="Text_20_body" style:list-style-name="">
      <style:text-properties fo:language="fr" fo:country="FR" officeooo:rsid="0039206a" officeooo:paragraph-rsid="0039206a"/>
    </style:style>
    <style:style style:name="P41" style:family="paragraph" style:parent-style-name="Text_20_body" style:list-style-name="">
      <style:text-properties fo:language="fr" fo:country="FR" officeooo:rsid="003bb050" officeooo:paragraph-rsid="00325c21"/>
    </style:style>
    <style:style style:name="P42" style:family="paragraph" style:parent-style-name="Text_20_body" style:list-style-name="">
      <style:text-properties fo:language="fr" fo:country="FR" officeooo:rsid="003e8d12" officeooo:paragraph-rsid="003e8d12"/>
    </style:style>
    <style:style style:name="P43" style:family="paragraph" style:parent-style-name="Text_20_body" style:list-style-name="">
      <style:text-properties fo:language="fr" fo:country="FR" officeooo:rsid="003d31a3" officeooo:paragraph-rsid="003d31a3"/>
    </style:style>
    <style:style style:name="P44" style:family="paragraph" style:parent-style-name="Text_20_body" style:list-style-name="">
      <style:text-properties fo:language="fr" fo:country="FR" officeooo:rsid="003725e1" officeooo:paragraph-rsid="003725e1"/>
    </style:style>
    <style:style style:name="P45" style:family="paragraph" style:parent-style-name="Text_20_body" style:list-style-name="">
      <style:text-properties fo:language="fr" fo:country="FR" officeooo:rsid="00325c21" officeooo:paragraph-rsid="00325c21"/>
    </style:style>
    <style:style style:name="P46" style:family="paragraph" style:parent-style-name="Text_20_body" style:list-style-name="">
      <style:text-properties fo:color="#c9211e" loext:opacity="100%" fo:language="fr" fo:country="FR" officeooo:rsid="00342de2" officeooo:paragraph-rsid="00342de2"/>
    </style:style>
    <style:style style:name="P47" style:family="paragraph" style:parent-style-name="Text_20_body">
      <style:text-properties officeooo:rsid="004ea797" officeooo:paragraph-rsid="004ea797"/>
    </style:style>
    <style:style style:name="P48" style:family="paragraph" style:parent-style-name="Text_20_body" style:list-style-name="">
      <style:text-properties fo:font-size="14pt" fo:language="fr" fo:country="FR" officeooo:rsid="004b52f8" officeooo:paragraph-rsid="004b52f8" style:font-size-asian="14pt" style:font-size-complex="14pt"/>
    </style:style>
    <style:style style:name="P49" style:family="paragraph" style:parent-style-name="Text_20_body" style:list-style-name="">
      <style:text-properties fo:font-size="14pt" fo:language="fr" fo:country="FR" officeooo:rsid="004b52f8" officeooo:paragraph-rsid="004b8916" style:font-size-asian="14pt" style:font-size-complex="14pt"/>
    </style:style>
    <style:style style:name="P50" style:family="paragraph" style:parent-style-name="Text_20_body" style:list-style-name="">
      <style:text-properties fo:font-size="14pt" fo:language="fr" fo:country="FR" officeooo:rsid="004b8916" officeooo:paragraph-rsid="004b8916" style:font-size-asian="14pt" style:font-size-complex="14pt"/>
    </style:style>
    <style:style style:name="P51" style:family="paragraph" style:parent-style-name="Text_20_body" style:list-style-name="">
      <style:text-properties fo:font-size="14pt" officeooo:paragraph-rsid="004b8916" style:font-size-asian="14pt" style:font-size-complex="14pt"/>
    </style:style>
    <style:style style:name="T1" style:family="text">
      <style:text-properties officeooo:rsid="00149160"/>
    </style:style>
    <style:style style:name="T2" style:family="text">
      <style:text-properties officeooo:rsid="001c6755"/>
    </style:style>
    <style:style style:name="T3" style:family="text">
      <style:text-properties officeooo:rsid="0012a074"/>
    </style:style>
    <style:style style:name="T4" style:family="text">
      <style:text-properties fo:font-weight="bold"/>
    </style:style>
    <style:style style:name="T5" style:family="text">
      <style:text-properties officeooo:rsid="001fa56d"/>
    </style:style>
    <style:style style:name="T6" style:family="text">
      <style:text-properties officeooo:rsid="002240c7"/>
    </style:style>
    <style:style style:name="T7" style:family="text">
      <style:text-properties officeooo:rsid="0022f22c"/>
    </style:style>
    <style:style style:name="T8" style:family="text">
      <style:text-properties officeooo:rsid="0028896b"/>
    </style:style>
    <style:style style:name="T9" style:family="text">
      <style:text-properties fo:color="#c9211e" loext:opacity="100%"/>
    </style:style>
    <style:style style:name="T10" style:family="text">
      <style:text-properties fo:color="#c9211e" loext:opacity="100%" officeooo:rsid="00342de2"/>
    </style:style>
    <style:style style:name="T11" style:family="text">
      <style:text-properties fo:color="#c9211e" loext:opacity="100%" officeooo:rsid="003725e1"/>
    </style:style>
    <style:style style:name="T12" style:family="text">
      <style:text-properties fo:color="#c9211e" loext:opacity="100%" officeooo:rsid="003bb050"/>
    </style:style>
    <style:style style:name="T13" style:family="text">
      <style:text-properties fo:color="#c9211e" loext:opacity="100%" officeooo:rsid="004c5609"/>
    </style:style>
    <style:style style:name="T14" style:family="text">
      <style:text-properties officeooo:rsid="0031722c"/>
    </style:style>
    <style:style style:name="T15" style:family="text">
      <style:text-properties officeooo:rsid="0031a8a9"/>
    </style:style>
    <style:style style:name="T16" style:family="text">
      <style:text-properties officeooo:rsid="003725e1"/>
    </style:style>
    <style:style style:name="T17" style:family="text">
      <style:text-properties officeooo:rsid="0039206a"/>
    </style:style>
    <style:style style:name="T18" style:family="text">
      <style:text-properties officeooo:rsid="003a1494"/>
    </style:style>
    <style:style style:name="T19" style:family="text">
      <style:text-properties officeooo:rsid="003bb050"/>
    </style:style>
    <style:style style:name="T20" style:family="text">
      <style:text-properties officeooo:rsid="003bfee9"/>
    </style:style>
    <style:style style:name="T21" style:family="text">
      <style:text-properties officeooo:rsid="003e8d12"/>
    </style:style>
    <style:style style:name="T22" style:family="text">
      <style:text-properties officeooo:rsid="0041f93f"/>
    </style:style>
    <style:style style:name="T23" style:family="text">
      <style:text-properties officeooo:rsid="0046e3c0"/>
    </style:style>
    <style:style style:name="T24" style:family="text">
      <style:text-properties officeooo:rsid="0049d9b4"/>
    </style:style>
    <style:style style:name="T25" style:family="text">
      <style:text-properties officeooo:rsid="004aeb95"/>
    </style:style>
    <style:style style:name="T26" style:family="text">
      <style:text-properties fo:language="fr" fo:country="FR"/>
    </style:style>
    <style:style style:name="T27" style:family="text">
      <style:text-properties fo:language="fr" fo:country="FR" officeooo:rsid="004b52f8"/>
    </style:style>
    <style:style style:name="T28" style:family="text">
      <style:text-properties fo:language="fr" fo:country="FR" officeooo:rsid="004b8916"/>
    </style:style>
    <style:style style:name="T29" style:family="text">
      <style:text-properties fo:language="fr" fo:country="FR" officeooo:rsid="004bde65"/>
    </style:style>
    <style:style style:name="T30" style:family="text">
      <style:text-properties officeooo:rsid="004bde65"/>
    </style:style>
    <style:style style:name="T31" style:family="text">
      <style:text-properties officeooo:rsid="004ea797"/>
    </style:style>
    <style:style style:name="T32" style:family="text">
      <style:text-properties style:text-position="super 58%"/>
    </style:style>
    <style:style style:name="T33"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Gargantua</text:h>
      <text:h text:style-name="Heading_20_1" text:outline-level="1">Les rires :</text:h>
      <text:h text:style-name="P34" text:outline-level="1">-Comique de situation</text:h>
      <text:h text:style-name="P35" text:outline-level="1">-Comique du bas ventre : <text:span text:style-name="T24">gargantua ce fait tripoter par ses nourices...</text:span></text:h>
      <text:h text:style-name="P35" text:outline-level="1">-Comique de mots</text:h>
      <text:h text:style-name="P35" text:outline-level="1">-Rire scatologique : <text:span text:style-name="T24">torche cul, <text:s/>gargantua fait ses besoin n’importe où</text:span></text:h>
      <text:h text:style-name="P35" text:outline-level="1">-Rire de démesure : <text:span text:style-name="T25">gargantua à besoin de « 17900 vaches » pour son allaitement</text:span></text:h>
      <text:h text:style-name="P35" text:outline-level="1">-Rire burlesque : <text:span text:style-name="T24">gargantua crie « à boire à boire » en sortant du ventre de sa mère</text:span></text:h>
      <text:h text:style-name="P35" text:outline-level="1">-Rire invraisemblable : <text:span text:style-name="T24">Gargantua née par l’oreille gauche de sa mère</text:span></text:h>
      <text:h text:style-name="P35" text:outline-level="1"/>
      <text:h text:style-name="P36" text:outline-level="1">Parodie des romans chevaleresques</text:h>
      <text:h text:style-name="P37" text:outline-level="1">Rabelais critique la religion, la guerre et les sophistes qu’il oppose à l’idéologie humaniste présentée comme solution au problème. </text:h>
      <text:h text:style-name="P37" text:outline-level="1"/>
      <text:h text:style-name="P39" text:outline-level="1">Ambiance dionysiaque dans l’oeuvre, le livre est rythmé par les fêtes et les banquets où tout le monde s’ennivre.</text:h>
      <text:h text:style-name="P38" text:outline-level="1">Enfance burlesque : vient au monde par l’oreille gauche de sa mère, ses premiers mots sont <text:s/>« à boire, à boire » plus tard il invente le <text:s/><text:span text:style-name="T16">Torche cul  </text:span>(<text:span text:style-name="T16">Gargantua est sale</text:span>)</text:h>
      <text:h text:style-name="P40" text:outline-level="1">Gargantua perd 50 ans à apprendre des choses inutile comme écrire en lettre gotiques car « l’art de l’imprimerie n’était pas encore inventé » (clin d’oeil de Rabelais à cette invention révolutionnaire <text:span text:style-name="T19">de la renaissance</text:span>) Mais aussi son alphabet : « <text:span text:style-name="T18">Il connaissait si bien son alphabet qu’il savait le réciter </text:span>à l’endroit et à l’envers» (inutile)</text:h>
      <text:h text:style-name="P40" text:outline-level="1"/>
      <text:h text:style-name="P41" text:outline-level="1">Après son éducation scolastique, Gargantua <text:span text:style-name="T20">rencontre Ponocrates son nouveau professeur et Eudemont qui lui ouvrent l’esprit en lui montrant une nouvelle forme d’éducation : l’humanisme qui se veut plus moderne et à l’écoute de l’élève contrairement au sophisme qui focalisait l’attention sur le professeur se donnant en spéctacle.</text:span></text:h>
      <text:h text:style-name="P41" text:outline-level="1"/>
      <text:h text:style-name="P42" text:outline-level="1">Frère des Entommeurs est un moine bon vivant, il se bat pour protéger l’abbaye de Seuilly attaquée par les troupes de Picrochole, Rabelais le représente comme un messager de dieu, invinsible qui transcende le mal lors de cet affrontement ou il écrase à lui seul l’armée du roi fou.</text:h>
      <text:h text:style-name="P42" text:outline-level="1"><text:soft-page-break/>Rabelais critique aussi l’isolement des couvents qui n’ont pas de mixité ainsi qu’une qualité de vie et une hygiène déplorable. Contrairement à <text:s/>l’abbaye de Thélème qui est une véritable utopie de la religion ou il n’y qu’une seule règle : « fait se que tu voudra »</text:h>
      <text:h text:style-name="P42" text:outline-level="1"/>
      <text:h text:style-name="P43" text:outline-level="1">Picroc<text:span text:style-name="T22">h</text:span>ole : mauvais roi mal conseillé qui prend des <text:s/>décisions irréfléchies menant ainsi son royaume à sa perte, oppose Grandgousier qui incarne François premier le mécène de Rabelais.</text:h>
      <text:h text:style-name="P42" text:outline-level="1">La guerre est une horreur (beaucoup de mort) mais elle est surtout inutile.</text:h>
      <text:h text:style-name="Heading_20_1" text:outline-level="1"><text:span text:style-name="T17">O</text:span>nomastique :</text:h>
      <text:p text:style-name="P27">Gargantua : « que grand tu as »</text:p>
      <text:p text:style-name="P27">Grangousier : « grand gosier »</text:p>
      <text:p text:style-name="P28">Ponocrates : « boureau de travail »</text:p>
      <text:h text:style-name="P44" text:outline-level="1">Thubal Holoferne : confusion tueur de juifs</text:h>
      <text:h text:style-name="P44" text:outline-level="1">Jobelin Bridé : idiot qu’on empêche de parler</text:h>
      <text:h text:style-name="P44" text:outline-level="1">Picroc<text:span text:style-name="T21">h</text:span>ole : bile amère</text:h>
      <text:h text:style-name="P45" text:outline-level="1"/>
      <text:h text:style-name="P45" text:outline-level="1"/>
      <text:h text:style-name="Heading_20_1" text:outline-level="1">Citation :</text:h>
      <text:p text:style-name="Text_20_body"><text:span text:style-name="T12">« Prouvant ainsi à sa mère que </text:span><text:span text:style-name="T9">de modis significandi </text:span><text:span text:style-name="Emphasis"><text:span text:style-name="T9">non erat</text:span></text:span><text:span text:style-name="T9"> scientia »</text:span> <text:span text:style-name="T19">(Gargantua compte encore sur ses doigts, son enseignement n’est donc pas une science, il n’a pas évolué)</text:span></text:p>
      <text:p text:style-name="Text_20_body"><text:span text:style-name="T9">« </text:span><text:span text:style-name="T11">179</text:span><text:span text:style-name="T13">13</text:span><text:span text:style-name="T11"> vaches »</text:span><text:span text:style-name="T16"> (allaitement de Gargantua)</text:span></text:p>
      <text:h text:style-name="P45" text:outline-level="1">Frère jean des entommeurs : <text:span text:style-name="T9">« Le service du vin »</text:span></text:h>
      <text:h text:style-name="P45" text:outline-level="1"><text:span text:style-name="T23">Aristote</text:span> : <text:span text:style-name="T9">« Mieux vaut de rire que de larmes écrire, car le rire est le propre de l’homme. »</text:span></text:h>
      <text:h text:style-name="P45" text:outline-level="1">Rabelais : <text:span text:style-name="T9">« Lisez gaiement ce qui suit pour le bien être du corps et la santé des reins. »</text:span></text:h>
      <text:h text:style-name="P45" text:outline-level="1">Rabelais :  <text:span text:style-name="T9">« Rompre l’os et sucer la substentifique moelle »</text:span></text:h>
      <text:h text:style-name="P45" text:outline-level="1">Rabelais : <text:span text:style-name="T9">« Buveurs très illustre</text:span><text:span text:style-name="T10">s » et « vérolés très précieux »</text:span></text:h>
      <text:h text:style-name="P46" text:outline-level="1">« Il riait en mordant, il mordait en riant » (chiasme) <text:span text:style-name="T16">Gargantua est mal élevé</text:span></text:h>
      <text:h text:style-name="P30" text:outline-level="1">Rimbaud</text:h>
      <text:h text:style-name="P48" text:outline-level="1">Né le 20 octobre 1854 à Charleville À quinze ans alors qu’il est en classe de réthorique (1ère) Son professeur George Izambard lui fait découvrir le Parnasse, courant littéraire qui prône l’art pour l’art.Il se fixe donc l’objectif de rentrer dans le Parnasse et essaie de se faire remarquer par les grandes figures du courant littéraire comme Théophile Gautier. Il écrira ses premiers poême Ophélie et sensation en suivant les code imposés par le Parnasse. Il maîtrise alors tout les procédés d’écriture ainsi que le latin.</text:h>
      <text:h text:style-name="P49" text:outline-level="1">Mais il finira par abandonner l’idée de rentrer au parnasse car durant sa jeunesse tourmentée il s’émancipera </text:h>
      <text:h text:style-name="P51" text:outline-level="1"><text:span text:style-name="T27">-</text:span><text:span text:style-name="T28">P</text:span><text:span text:style-name="T27">ersonnellement </text:span><text:span text:style-name="T28">(il fugue, il <text:s/>s’émancipe de sa mère oppressante qui lit ses lectures )</text:span><text:span text:style-name="T27">,</text:span></text:h>
      <text:h text:style-name="P51" text:outline-level="1"><text:span text:style-name="T27">-</text:span><text:span text:style-name="T28">I</text:span><text:span text:style-name="T27">ntellectuellement </text:span><text:span text:style-name="T28">(dénonce Napoléon avec « l’éclatante victoire de Sarrebrück », la misère avec « les Effarés », et la religion avec « Le mal » « il y a un dieu qui dans le bercement des hosanna s’endort »)</text:span></text:h>
      <text:h text:style-name="P51" text:outline-level="1"><text:span text:style-name="T27">-</text:span><text:span text:style-name="T28">E</text:span><text:span text:style-name="T27">t surtout </text:span><text:span text:style-name="T28">il s’émancipera </text:span><text:span text:style-name="T27">du Parnasse qui est trop fermé sur lui même pour un esprit comme Rimbau</text:span><text:span text:style-name="T28">d.</text:span></text:h>
      <text:h text:style-name="P50" text:outline-level="1"><text:tab/>En utilisant le prosaïsme et la grossièreté dans ses poèmes </text:h>
      <text:h text:style-name="P50" text:outline-level="1"><text:tab/>En utilisant des procédés d’écritures interdits par le Parnasse comme les interjections, les rejets, <text:tab/>les néologismes.</text:h>
      <text:h text:style-name="P50" text:outline-level="1"><text:tab/>En utilisant la synesthésie pour se faire voyant</text:h>
      <text:h text:style-name="P50" text:outline-level="1"/>
      <text:h text:style-name="P31" text:outline-level="1">Le malade imaginaire</text:h>
      <text:p text:style-name="P3">« mise en ab<text:span text:style-name="T3">y</text:span>me » est un <text:span text:style-name="T4">procédé littéraire qui consiste à placer à l'intérieur de l'œuvre principale une œuvre qui reprend les actions ou les thèmes de l'œuvre cadre</text:span> </text:p>
      <text:p text:style-name="P3"/>
      <text:p text:style-name="P33">les intermèdes du malade imaginaire sont mis en musique par Charpentier et chorégraphiés par Beauchamps.</text:p>
      <text:p text:style-name="P33"/>
      <text:p text:style-name="P33">dans le 1<text:span text:style-name="T32">er</text:span> prologue, une troupe de bergers apprend le retour du roi et le dieu Pan leur demande de songer à faire plaisir au Roi.</text:p>
      <text:p text:style-name="P33"/>
      <text:p text:style-name="P4">La pièce est jouée pour la première fois au théâtre du Palais royal en 1673</text:p>
      <text:p text:style-name="P4"/>
      <text:p text:style-name="P4">“castigat ridendo mores”: corriger les moeurs en riant</text:p>
      <text:p text:style-name="P5"/>
      <text:p text:style-name="P5">le malade imaginare est <text:span text:style-name="T1">un spectacle total</text:span></text:p>
      <text:p text:style-name="P6"/>
      <text:p text:style-name="P6">comédie ballet</text:p>
      <text:p text:style-name="P7"/>
      <text:p text:style-name="P7">Référence à la comedia del arte dans toute les oeuvres de Molière. (exemple: polichinel l’amant de Toinette)</text:p>
      <text:p text:style-name="P23"/>
      <text:h text:style-name="Heading_20_1" text:outline-level="1"><text:span text:style-name="T15">C</text:span>itation :</text:h>
      <text:p text:style-name="P24"/>
      <text:p text:style-name="P25">Argan : <text:span text:style-name="T9">« est t’il possible qu’on laisse comme cela un pauvre malade tout seul ?»</text:span></text:p>
      <text:h text:style-name="P32" text:outline-level="1">La peau de chagrin <text:span text:style-name="T30">(1831)</text:span></text:h>
      <text:p text:style-name="P47"><text:span text:style-name="T29">Pu</text:span><text:span text:style-name="T26">blié peu après la Révolution de Juillet au cours de laquelle Charles X abandonne son trône au <text:s/>profit de Louis-Philippe.</text:span></text:p>
      <text:p text:style-name="P47"><text:span text:style-name="T26">Raphaël est le fils du marquis de Valentin, il se retrouve orphelin et ruiné à l’age de 22 ans</text:span></text:p>
      <text:p text:style-name="P20">Mal du siècle <text:span text:style-name="T6">(instabilité politique </text:span><text:span text:style-name="T7">et économique</text:span><text:span text:style-name="T6">)</text:span></text:p>
      <text:p text:style-name="P20"/>
      <text:p text:style-name="P20">dualité entre création et destruction tout au long de l’oeuvre</text:p>
      <text:p text:style-name="P1"/>
      <text:p text:style-name="P8">comédie humaine: 90 livres et entre 4000 et 6000 personnages, objectif: d’écrire la société de sons temps</text:p>
      <text:p text:style-name="P9"/>
      <text:p text:style-name="P10">la comédie humaine: 3 parties: </text:p>
      <text:p text:style-name="P11">Etudes de moeurs</text:p>
      <text:p text:style-name="P11">Etude philiosophiques : <text:span text:style-name="T5">la peau de chagrin en est le premier roman</text:span></text:p>
      <text:p text:style-name="P11">Etudes analytiques (balzac y analyse certains sujets comme le mariage l’enseignement, la vie sociale)</text:p>
      <text:p text:style-name="P11"/>
      <text:p text:style-name="P8"><text:span text:style-name="T9">vultus a mente fingitum</text:span>: le visage par l’âme est façonné</text:p>
      <text:p text:style-name="P8"/>
      <text:p text:style-name="P8">Raphaël est similaire <text:span text:style-name="T14">dans</text:span> ses moeurs à Faust, du roman du même nom paru peu après la peau de chagrin. Ecrit par Goethe, écrivain allemand il raconte l’histoire d’un savant avide de connaissance qui signe un pacte avec le diable pour gouter à tout les plaisirs de la vie en échange de son âme, lui aussi cherche à combler ses désirs sans passer par les étapes difficiles que rendent la vie imparfaite.</text:p>
      <text:p text:style-name="P9">Raphaël est aussi similaire <text:span text:style-name="T2">au personnage cynique </text:span>Dorian gray du roman “Le portrait de Dorian Gray” écrit par Oscar Wilde.</text:p>
      <text:p text:style-name="P9"/>
      <text:p text:style-name="P14">La vie de Raphaël n’est qu’une succession de repli sur soi après des échecs successifs( famille ruinée, échec amoureux avec Féodora)</text:p>
      <text:p text:style-name="P14"/>
      <text:p text:style-name="P18">Raphaël est matérialiste, il aime les gens pour leur argent : il aime Féodora car elle est riche mais pas Pauline avant qu’elle le devienne. (l’aurait t’elle aimée si elle ne l’avait pas été ?) Raphaël ne conçoit pas l’amour dans la pauvreté.</text:p>
      <text:p text:style-name="P9"/>
      <text:p text:style-name="P12">Balzac veut montrer dans la peau de chagrin qu’une vie raisonnable et <text:s/>pleine de sagesse permet de vivre longtemps.</text:p>
      <text:p text:style-name="P8"/>
      <text:p text:style-name="P19">Mise en abyme de la peau de Chagrin où Raphaël à les traits de Balzac (comme lui il vit reclus dans une mansarde et écrit une théorie de la volonté...)</text:p>
      <text:p text:style-name="P19"/>
      <text:h text:style-name="Heading_20_2" text:outline-level="2"><text:soft-page-break/>Citation<text:span text:style-name="T8">s</text:span> :</text:h>
      <text:p text:style-name="P16">l’antiquaire prévient Raphaël : «<text:span text:style-name="T9"> il vaut mieux préférer les mystères de la vie aux mystères de la peau »</text:span></text:p>
      <text:p text:style-name="P16"/>
      <text:p text:style-name="P21">l’antiquaire : <text:span text:style-name="T9">« vouloir nous brûle et pouvoir nous détruit »</text:span></text:p>
      <text:p text:style-name="P21"/>
      <text:p text:style-name="P17">Raphaël aime Féodora : <text:span text:style-name="T9">« j’aimais cette femme froide »</text:span></text:p>
      <text:p text:style-name="P17"/>
      <text:p text:style-name="P13">la peau offre tout à Raphaël : <text:span text:style-name="T9">« l’univers est à moi »</text:span></text:p>
      <text:p text:style-name="P13"/>
      <text:p text:style-name="P15">Raphaël prend conscience du pouvoir de la peau :<text:span text:style-name="T9"> « il pouvait tout et ne voulait plus rien »</text:span></text:p>
      <text:p text:style-name="P15"/>
      <text:p text:style-name="P16">Raphaël renonce à la vie : <text:span text:style-name="T9">« il abdiquait sa vie pour vivre, et dépouillait son âme de toutes les poésies du désir »</text:span></text:p>
      <text:p text:style-name="P16"/>
      <text:p text:style-name="P22">Raphaël souhaite mourir dans les bras de Pauline, on peu donc <text:span text:style-name="T31">s</text:span>e demander si sa mort finale sur le sein de Pauline (dans ses bras) n’est pas en fait due à ce souhait antérieur plutôt qu’à un simple enchainement de circonstances : </text:p>
      <text:p text:style-name="P26">« Si elle était là, je voudrais mourir dans ses bras »</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08T15:24:18.153000000</meta:creation-date>
    <meta:generator>LibreOffice/7.2.4.1$Windows_X86_64 LibreOffice_project/27d75539669ac387bb498e35313b970b7fe9c4f9</meta:generator>
    <dc:date>2024-06-13T20:49:41.734000000</dc:date>
    <meta:editing-duration>PT13H45M39S</meta:editing-duration>
    <meta:editing-cycles>48</meta:editing-cycles>
    <meta:document-statistic meta:table-count="0" meta:image-count="0" meta:object-count="0" meta:page-count="6" meta:paragraph-count="81" meta:word-count="1395" meta:character-count="7991" meta:non-whitespace-character-count="6657"/>
  </office:meta>
</office:document-meta>
</file>